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To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e Tom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th Tom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ter Tom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under Tom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y Tom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y Tome 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Tom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byssal Tom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monic Tome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used Tome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01:18:45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01:19:54.635000000</dc:date>
    <meta:editing-duration>PT1H26M21S</meta:editing-duration>
    <meta:editing-cycles>11</meta:editing-cycles>
    <meta:document-statistic meta:table-count="3" meta:cell-count="27" meta:object-count="0"/>
  </office:meta>
</office:document-meta>
</file>